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Segoe UI" svg:font-family="'Segoe UI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 style:list-style-name="L3"/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Times New Roman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weight="bold" style:font-weight-asian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 style:list-style-name="WWNum1">
      <style:paragraph-properties fo:text-align="justify" style:justify-single-word="false"/>
    </style:style>
    <style:style style:name="P7" style:family="paragraph" style:parent-style-name="Standard">
      <style:paragraph-properties fo:margin-left="0.5in" fo:margin-right="0in" fo:text-align="justify" style:justify-single-word="false" fo:text-indent="-0.5in" style:auto-text-indent="false"/>
    </style:style>
    <style:style style:name="P8" style:family="paragraph" style:parent-style-name="Standard">
      <style:paragraph-properties fo:margin-left="0.5in" fo:margin-right="0in" fo:text-align="justify" style:justify-single-word="false" fo:text-indent="-0.5in" style:auto-text-indent="false"/>
      <style:text-properties style:font-name="Times New Roman"/>
    </style:style>
    <style:style style:name="P9" style:family="paragraph" style:parent-style-name="Standard">
      <style:paragraph-properties fo:margin-left="0in" fo:margin-right="0in" fo:text-align="justify" style:justify-single-word="false" fo:text-indent="0.5in" style:auto-text-indent="false" fo:background-color="#ff0000">
        <style:background-image/>
      </style:paragraph-properties>
    </style:style>
    <style:style style:name="P10" style:family="paragraph" style:parent-style-name="Standard" style:master-page-name="Standard">
      <style:paragraph-properties fo:text-align="center" style:justify-single-word="false" style:page-number="auto"/>
    </style:style>
    <style:style style:name="P11" style:family="paragraph" style:parent-style-name="Standard">
      <style:paragraph-properties fo:text-align="justify" style:justify-single-word="false" fo:background-color="#ff0000">
        <style:background-image/>
      </style:paragraph-properties>
    </style:style>
    <style:style style:name="P12" style:family="paragraph" style:parent-style-name="Standard">
      <style:paragraph-properties fo:text-align="justify" style:justify-single-word="false" fo:padding="0.0291in" fo:border-left="none" fo:border-right="none" fo:border-top="none" fo:border-bottom="0.0008in solid #000000" style:join-border="false"/>
    </style:style>
    <style:style style:name="P13" style:family="paragraph">
      <style:paragraph-properties fo:margin-left="0in" fo:margin-right="0in" fo:margin-top="0in" fo:margin-bottom="0in" fo:line-height="115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style:font-name="Times New Roman"/>
    </style:style>
    <style:style style:name="T7" style:family="text">
      <style:text-properties style:font-name="Times New Roman" style:text-underline-style="solid" style:text-underline-width="auto" style:text-underline-color="font-color"/>
    </style:style>
    <style:style style:name="T8" style:family="text">
      <style:text-properties style:font-name="Times New Roman" fo:font-size="12pt"/>
    </style:style>
    <style:style style:name="T9" style:family="text">
      <style:text-properties style:text-underline-style="none"/>
    </style:style>
    <style:style style:name="T10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1pt" style:language-asian="zh" style:country-asian="CN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"><text:s/>Requirements Specification</text:span></text:p>
      <text:p text:style-name="P2"><text:span text:style-name="T2">Social Network with Budgeting Functionality</text:span></text:p>
      <text:p text:style-name="P3"/>
      <text:p text:style-name="P5"><text:span text:style-name="T2">Purpose</text:span><text:span text:style-name="T1">: <text:s/>Develop a social network that allows users to post and blog about their budgets. <text:s/>The most interesting feature is the “budget box,” it shows the starting transactions, real-time changes, and ending balance. </text:span></text:p>
      <text:p text:style-name="P5"><text:span text:style-name="T1"/></text:p>
      <text:p text:style-name="P3"/>
      <text:p text:style-name="P5"><text:span text:style-name="T2">Scope: </text:span><text:span text:style-name="T1">The Social Network with budgeting functionality was <text:s/>created in Visual Studio, and offers the user several features. <text:s/>This program will take a team of 4 students about two weeks to analyze, design and implement. </text:span></text:p>
      <text:p text:style-name="P5"><text:span text:style-name="T1"/></text:p>
      <text:p text:style-name="P3"><text:bookmark text:name="_GoBack"/></text:p>
      <text:p text:style-name="P5"><text:span text:style-name="T2">Definitions</text:span><text:span text:style-name="T1">: </text:span></text:p>
      <text:p text:style-name="P5"><text:span text:style-name="T1">A </text:span><text:span text:style-name="T3">social network</text:span><text:span text:style-name="T1"> is a</text:span><text:span text:style-name="T8"> dedicated website or other application that enables users to communicate with each other by posting information, comments, messages, and images.</text:span></text:p>
      <text:p text:style-name="P7"><text:span text:style-name="T1">A </text:span><text:span text:style-name="T3">budget box</text:span><text:span text:style-name="T1"> is a interactive personal budgeting system that allows a user to examine or modify text files by entering commands on a line in response to a prompt. </text:span></text:p>
      <text:p text:style-name="P8">A <text:span text:style-name="T4">posting</text:span><text:span text:style-name="T9"> is a </text:span><text:span text:style-name="T5">message, link, or image, posted to an online location such as a blog, social media website, or forum.</text:span></text:p>
      <text:p text:style-name="P7"><text:span text:style-name="T1"><text:s/></text:span><text:span text:style-name="T1">A </text:span><text:span text:style-name="T3">comment area</text:span><text:span text:style-name="T1"> is an area used to make a statement, remark or express an opinion.</text:span></text:p>
      <text:p text:style-name="P7"><text:span text:style-name="T1"/></text:p>
      <text:p text:style-name="P3"/>
      <text:p text:style-name="P11"><text:span text:style-name="T2"><office:annotation><dc:creator>N Cobb</dc:creator><dc:date>2014-08-06T14:25:35.08</dc:date><text:p text:style-name="P13"><text:span text:style-name="T10">Edit Area </text:span></text:p></office:annotation></text:span><text:span text:style-name="T2">Functional specification</text:span><text:span text:style-name="T1">: The budget box will run indefinitely, prompting the user for commands, until the user enters </text:span><text:span text:style-name="T2">q</text:span><text:span text:style-name="T1">. <text:s/>It will respond to the following commands:</text:span></text:p>
      <text:p text:style-name="P9"><text:span text:style-name="T2">r &lt;filename&gt;</text:span><text:span text:style-name="T1"><text:tab/><text:tab/>Read a file into an editing buffer.</text:span></text:p>
      <text:p text:style-name="P9"><text:span text:style-name="T2">w</text:span><text:span text:style-name="T1"><text:tab/><text:tab/><text:tab/>Write buffer back into the file (ask if no file read).</text:span></text:p>
      <text:p text:style-name="P9"><text:span text:style-name="T2">p</text:span><text:span text:style-name="T1"><text:tab/><text:tab/><text:tab/>Print the file, with line numbers.</text:span></text:p>
      <text:p text:style-name="P9"><text:span text:style-name="T2">g &lt;linenum&gt;</text:span><text:span text:style-name="T1"><text:tab/><text:tab/>Go to linenum, and print out that line.</text:span></text:p>
      <text:p text:style-name="P9"><text:span text:style-name="T2">i</text:span><text:span text:style-name="T1"><text:tab/><text:tab/><text:tab/>Insert lines before current line, up to a line with just "."</text:span></text:p>
      <text:p text:style-name="P9"><text:span text:style-name="T2">d</text:span><text:span text:style-name="T1"><text:tab/><text:tab/><text:tab/>Delete current line.</text:span></text:p>
      <text:p text:style-name="P9"><text:span text:style-name="T2">c</text:span><text:span text:style-name="T1"><text:tab/><text:tab/><text:tab/>Delete current line and insert new ones.</text:span></text:p>
      <text:p text:style-name="P9"><text:span text:style-name="T2">u</text:span><text:span text:style-name="T1"><text:tab/><text:tab/><text:tab/>Undo the previous command (that changed the buffer).</text:span></text:p>
      <text:p text:style-name="P9"><text:span text:style-name="T2">f</text:span><text:span text:style-name="T1"><text:tab/><text:tab/><text:tab/>Forward to the previous command (redo).</text:span></text:p>
      <text:p text:style-name="P9"><text:span text:style-name="T2">q</text:span><text:span text:style-name="T1"><text:tab/><text:tab/><text:tab/>Quit lineeditor (ask if file has not been saved)</text:span></text:p>
      <text:p text:style-name="P11"><text:span text:style-name="T1">Undo/redo apply to commands that actually change the buffer (</text:span><text:span text:style-name="T2">r, i, d, c</text:span><text:span text:style-name="T1">), for up to 25 commands. <text:s/>If user input is unrecognizable as a command, editor will prompt for another command.</text:span></text:p>
      <text:p text:style-name="P4"/>
      <text:p text:style-name="P5"><text:span text:style-name="T2">System constraints</text:span><text:span text:style-name="T1">: </text:span></text:p>
      <text:list xml:id="list1883620727787533399" text:style-name="WWNum1">
        <text:list-item>
          <text:p text:style-name="P6"><text:span text:style-name="T1">Will run on PCs under Windows using Internet Explore 11.0.</text:span></text:p>
        </text:list-item>
        <text:list-item>
          <text:p text:style-name="P6"><text:span text:style-name="T1">Will respond to user inputs with minimal response time (less than second per command).</text:span></text:p>
        </text:list-item>
        <text:list-item>
          <text:p text:style-name="P6"><text:span text:style-name="T1">This is a prototype; future releases should be able to add more commands or features.</text:span></text:p>
        </text:list-item>
      </text:list>
      <text:p text:style-name="P11"><text:span text:style-name="T2"><office:annotation><dc:creator>N Cobb</dc:creator><dc:date>2014-08-06T14:26:25.90</dc:date><text:p text:style-name="P13"><text:span text:style-name="T10">Edit Area after document has been completed</text:span></text:p></office:annotation></text:span><text:span text:style-name="T2">Stakeholders</text:span><text:span text:style-name="T1">: </text:span></text:p>
      <text:p text:style-name="P12"><text:span text:style-name="T1"/></text:p>
      <text:p text:style-name="P5"><text:span text:style-name="T1"/></text:p>
      <text:p text:style-name="P5"><text:span text:style-name="T1"/></text:p>
      <text:p text:style-name="P5"><text:soft-page-break/><text:span text:style-name="T2">Individual assignment: </text:span><text:span text:style-name="T1">Develop use cases that show overall system behavior and at least a couple of its more interesting features; completeness is not necessary during inception.</text:span></text:p>
      <text:p text:style-name="P5"><text:span text:style-name="T2">Team assignment</text:span><text:span text:style-name="T1">: For this project, the QA tester will then develop a requirements specification that satisfies the stakeholders. <text:s/>This document should address at least the above issues. <text:s/>The software requirements specification of system behavior will be supplemented by the functional specifications.</text:span></text:p>
      <text:p text:style-name="Standard"/>
      <text:p text:style-name="Standard"><office:annotation office:name="__Annotation__418_679705806"><dc:creator>N Cobb</dc:creator><dc:date>2014-08-06T14:32:27.39</dc:date><text:p text:style-name="P13"><text:span text:style-name="T10">Will decide on link later</text:span></text:p></office:annotation>Source: <office:annotation-end office:name="__Annotation__418_67970580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Segoe UI" svg:font-family="'Segoe UI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zh" style:country-asian="C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fo:line-height="100%" fo:orphans="0" fo:widows="0" style:writing-mode="lr-tb"/>
      <style:text-properties style:use-window-font-color="true" style:font-name="Courier" fo:font-size="12pt" style:font-name-asian="Times New Roman1" style:font-size-asian="12pt" style:language-asian="en" style:country-asian="US" style:font-name-complex="Times New Roman1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ittney Scaccia</meta:initial-creator>
    <dc:creator>N Cobb</dc:creator>
    <meta:editing-cycles>2</meta:editing-cycles>
    <meta:creation-date>2014-07-18T04:24:00</meta:creation-date>
    <dc:date>2014-08-06T14:33:27.51</dc:date>
    <meta:editing-duration>PT4S</meta:editing-duration>
    <meta:generator>OpenOffice/4.1.0$Win32 OpenOffice.org_project/410m18$Build-9764</meta:generator>
    <meta:document-statistic meta:table-count="0" meta:image-count="0" meta:object-count="0" meta:page-count="2" meta:paragraph-count="29" meta:word-count="437" meta:character-count="263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